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4" table:style-name="ta1">
        <table:shapes>
          <draw:frame draw:z-index="0" draw:style-name="gr1" draw:text-style-name="P1" svg:width="9in" svg:height="4in" svg:x="3.0161in" svg:y="0in">
            <draw:object draw:notify-on-update-of-ranges="'JMeter 4'.A1:'JMeter 4'.A1 'JMeter 4'.B1:'JMeter 4'.B1 'JMeter 4'.A2:'JMeter 4'.A2 'JMeter 4'.B2:'JMeter 4'.B2 'JMeter 4'.A3:'JMeter 4'.A3 'JMeter 4'.B3:'JMeter 4'.B3 'JMeter 4'.A4:'JMeter 4'.A4 'JMeter 4'.B4:'JMeter 4'.B4 'JMeter 4'.A5:'JMeter 4'.A5 'JMeter 4'.B5:'JMeter 4'.B5 'JMeter 4'.A6:'JMeter 4'.A6 'JMeter 4'.B6:'JMeter 4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13729" calcext:value-type="float">
            <text:p>113729</text:p>
          </table:table-cell>
          <table:table-cell table:formula="of:=[.B1]/300" office:value-type="float" office:value="379.096666666667" calcext:value-type="float">
            <text:p>379.09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16433" calcext:value-type="float">
            <text:p>116433</text:p>
          </table:table-cell>
          <table:table-cell table:formula="of:=[.B2]/300" office:value-type="float" office:value="388.11" calcext:value-type="float">
            <text:p>388.11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13632" calcext:value-type="float">
            <text:p>113632</text:p>
          </table:table-cell>
          <table:table-cell table:formula="of:=[.B3]/300" office:value-type="float" office:value="378.773333333333" calcext:value-type="float">
            <text:p>378.77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14521" calcext:value-type="float">
            <text:p>114521</text:p>
          </table:table-cell>
          <table:table-cell table:formula="of:=[.B4]/300" office:value-type="float" office:value="381.736666666667" calcext:value-type="float">
            <text:p>381.73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14332" calcext:value-type="float">
            <text:p>114332</text:p>
          </table:table-cell>
          <table:table-cell table:formula="of:=[.B5]/300" office:value-type="float" office:value="381.106666666667" calcext:value-type="float">
            <text:p>381.1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14529.4" calcext:value-type="float">
            <text:p>114529.4</text:p>
          </table:table-cell>
          <table:table-cell table:formula="of:=[.B6]/300" office:value-type="float" office:value="381.764666666667" calcext:value-type="float">
            <text:p>381.76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01" calcext:value-type="float">
            <text:p>2801</text:p>
          </table:table-cell>
          <table:table-cell table:style-name="Default"/>
        </table:table-row>
      </table:table>
      <table:table table:name="Perfcake 4" table:style-name="ta1">
        <table:shapes>
          <draw:frame draw:z-index="0" draw:style-name="gr1" draw:text-style-name="P1" svg:width="9in" svg:height="4in" svg:x="1.778in" svg:y="0in">
            <draw:object draw:notify-on-update-of-ranges="'Perfcake 4'.A1:'Perfcake 4'.A1 'Perfcake 4'.B1:'Perfcake 4'.B1 'Perfcake 4'.A2:'Perfcake 4'.A2 'Perfcake 4'.B2:'Perfcake 4'.B2 'Perfcake 4'.A3:'Perfcake 4'.A3 'Perfcake 4'.B3:'Perfcake 4'.B3 'Perfcake 4'.A4:'Perfcake 4'.A4 'Perfcake 4'.B4:'Perfcake 4'.B4 'Perfcake 4'.A5:'Perfcake 4'.A5 'Perfcake 4'.B5:'Perfcake 4'.B5 'Perfcake 4'.A6:'Perfcake 4'.A6 'Perfcake 4'.B6:'Perfcake 4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13714" calcext:value-type="float">
            <text:p>11371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12162" calcext:value-type="float">
            <text:p>11216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12527" calcext:value-type="float">
            <text:p>11252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15062" calcext:value-type="float">
            <text:p>115062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15012" calcext:value-type="float">
            <text:p>11501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13695.4" calcext:value-type="float">
            <text:p>113695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900" calcext:value-type="float">
            <text:p>2900</text:p>
          </table:table-cell>
        </table:table-row>
      </table:table>
      <table:table table:name="Perfcake 4 distr" table:style-name="ta1">
        <table:shapes>
          <draw:frame draw:z-index="0" draw:style-name="gr1" draw:text-style-name="P1" svg:width="9in" svg:height="4in" svg:x="2.4563in" svg:y="3.4311in">
            <draw:object draw:notify-on-update-of-ranges="'Perfcake 4 distr'.A2:'Perfcake 4 distr'.A32 'Perfcake 4 distr'.Q2:'Perfcake 4 distr'.Q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0" calcext:value-type="float">
            <text:p>3790</text:p>
          </table:table-cell>
          <table:table-cell table:formula="of:=[.B3]-[.B1]" office:value-type="float" office:value="3790" calcext:value-type="float">
            <text:p>3790</text:p>
          </table:table-cell>
          <table:table-cell/>
          <table:table-cell office:value-type="float" office:value="3842" calcext:value-type="float">
            <text:p>3842</text:p>
          </table:table-cell>
          <table:table-cell table:formula="of:=[.E3]-[.E1]" office:value-type="float" office:value="3842" calcext:value-type="float">
            <text:p>3842</text:p>
          </table:table-cell>
          <table:table-cell/>
          <table:table-cell office:value-type="float" office:value="3861" calcext:value-type="float">
            <text:p>3861</text:p>
          </table:table-cell>
          <table:table-cell table:formula="of:=[.H3]-[.H1]" office:value-type="float" office:value="3861" calcext:value-type="float">
            <text:p>3861</text:p>
          </table:table-cell>
          <table:table-cell/>
          <table:table-cell office:value-type="float" office:value="3838" calcext:value-type="float">
            <text:p>3838</text:p>
          </table:table-cell>
          <table:table-cell table:formula="of:=[.K3]-[.K1]" office:value-type="float" office:value="3838" calcext:value-type="float">
            <text:p>3838</text:p>
          </table:table-cell>
          <table:table-cell/>
          <table:table-cell office:value-type="float" office:value="3822" calcext:value-type="float">
            <text:p>3822</text:p>
          </table:table-cell>
          <table:table-cell table:formula="of:=[.N3]-[.N1]" office:value-type="float" office:value="3822" calcext:value-type="float">
            <text:p>3822</text:p>
          </table:table-cell>
          <table:table-cell/>
          <table:table-cell table:formula="of:=AVERAGE([.C3];[.F3];[.I3];[.L3];[.O3])" office:value-type="float" office:value="3830.6" calcext:value-type="float">
            <text:p>383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67" calcext:value-type="float">
            <text:p>7567</text:p>
          </table:table-cell>
          <table:table-cell table:formula="of:=[.B4]-[.B2]" office:value-type="float" office:value="7567" calcext:value-type="float">
            <text:p>7567</text:p>
          </table:table-cell>
          <table:table-cell/>
          <table:table-cell office:value-type="float" office:value="7624" calcext:value-type="float">
            <text:p>7624</text:p>
          </table:table-cell>
          <table:table-cell table:formula="of:=[.E4]-[.E2]" office:value-type="float" office:value="7624" calcext:value-type="float">
            <text:p>7624</text:p>
          </table:table-cell>
          <table:table-cell/>
          <table:table-cell office:value-type="float" office:value="7558" calcext:value-type="float">
            <text:p>7558</text:p>
          </table:table-cell>
          <table:table-cell table:formula="of:=[.H4]-[.H2]" office:value-type="float" office:value="7558" calcext:value-type="float">
            <text:p>7558</text:p>
          </table:table-cell>
          <table:table-cell/>
          <table:table-cell office:value-type="float" office:value="7628" calcext:value-type="float">
            <text:p>7628</text:p>
          </table:table-cell>
          <table:table-cell table:formula="of:=[.K4]-[.K2]" office:value-type="float" office:value="7628" calcext:value-type="float">
            <text:p>7628</text:p>
          </table:table-cell>
          <table:table-cell/>
          <table:table-cell office:value-type="float" office:value="7578" calcext:value-type="float">
            <text:p>7578</text:p>
          </table:table-cell>
          <table:table-cell table:formula="of:=[.N4]-[.N2]" office:value-type="float" office:value="7578" calcext:value-type="float">
            <text:p>7578</text:p>
          </table:table-cell>
          <table:table-cell/>
          <table:table-cell table:formula="of:=AVERAGE([.C4];[.F4];[.I4];[.L4];[.O4])"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15" calcext:value-type="float">
            <text:p>11415</text:p>
          </table:table-cell>
          <table:table-cell table:formula="of:=[.B5]-[.B3]" office:value-type="float" office:value="7625" calcext:value-type="float">
            <text:p>7625</text:p>
          </table:table-cell>
          <table:table-cell/>
          <table:table-cell office:value-type="float" office:value="11314" calcext:value-type="float">
            <text:p>11314</text:p>
          </table:table-cell>
          <table:table-cell table:formula="of:=[.E5]-[.E3]" office:value-type="float" office:value="7472" calcext:value-type="float">
            <text:p>7472</text:p>
          </table:table-cell>
          <table:table-cell/>
          <table:table-cell office:value-type="float" office:value="11299" calcext:value-type="float">
            <text:p>11299</text:p>
          </table:table-cell>
          <table:table-cell table:formula="of:=[.H5]-[.H3]" office:value-type="float" office:value="7438" calcext:value-type="float">
            <text:p>7438</text:p>
          </table:table-cell>
          <table:table-cell/>
          <table:table-cell office:value-type="float" office:value="11455" calcext:value-type="float">
            <text:p>11455</text:p>
          </table:table-cell>
          <table:table-cell table:formula="of:=[.K5]-[.K3]" office:value-type="float" office:value="7617" calcext:value-type="float">
            <text:p>7617</text:p>
          </table:table-cell>
          <table:table-cell/>
          <table:table-cell office:value-type="float" office:value="11370" calcext:value-type="float">
            <text:p>11370</text:p>
          </table:table-cell>
          <table:table-cell table:formula="of:=[.N5]-[.N3]" office:value-type="float" office:value="7548" calcext:value-type="float">
            <text:p>7548</text:p>
          </table:table-cell>
          <table:table-cell/>
          <table:table-cell table:formula="of:=AVERAGE([.C5];[.F5];[.I5];[.L5];[.O5])"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177" calcext:value-type="float">
            <text:p>15177</text:p>
          </table:table-cell>
          <table:table-cell table:formula="of:=[.B6]-[.B4]" office:value-type="float" office:value="7610" calcext:value-type="float">
            <text:p>7610</text:p>
          </table:table-cell>
          <table:table-cell/>
          <table:table-cell office:value-type="float" office:value="15031" calcext:value-type="float">
            <text:p>15031</text:p>
          </table:table-cell>
          <table:table-cell table:formula="of:=[.E6]-[.E4]" office:value-type="float" office:value="7407" calcext:value-type="float">
            <text:p>7407</text:p>
          </table:table-cell>
          <table:table-cell/>
          <table:table-cell office:value-type="float" office:value="14990" calcext:value-type="float">
            <text:p>14990</text:p>
          </table:table-cell>
          <table:table-cell table:formula="of:=[.H6]-[.H4]" office:value-type="float" office:value="7432" calcext:value-type="float">
            <text:p>7432</text:p>
          </table:table-cell>
          <table:table-cell/>
          <table:table-cell office:value-type="float" office:value="15323" calcext:value-type="float">
            <text:p>15323</text:p>
          </table:table-cell>
          <table:table-cell table:formula="of:=[.K6]-[.K4]" office:value-type="float" office:value="7695" calcext:value-type="float">
            <text:p>7695</text:p>
          </table:table-cell>
          <table:table-cell/>
          <table:table-cell office:value-type="float" office:value="15269" calcext:value-type="float">
            <text:p>15269</text:p>
          </table:table-cell>
          <table:table-cell table:formula="of:=[.N6]-[.N4]" office:value-type="float" office:value="7691" calcext:value-type="float">
            <text:p>7691</text:p>
          </table:table-cell>
          <table:table-cell/>
          <table:table-cell table:formula="of:=AVERAGE([.C6];[.F6];[.I6];[.L6];[.O6])"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" calcext:value-type="float">
            <text:p>19021</text:p>
          </table:table-cell>
          <table:table-cell table:formula="of:=[.B7]-[.B5]" office:value-type="float" office:value="7606" calcext:value-type="float">
            <text:p>7606</text:p>
          </table:table-cell>
          <table:table-cell/>
          <table:table-cell office:value-type="float" office:value="18782" calcext:value-type="float">
            <text:p>18782</text:p>
          </table:table-cell>
          <table:table-cell table:formula="of:=[.E7]-[.E5]" office:value-type="float" office:value="7468" calcext:value-type="float">
            <text:p>7468</text:p>
          </table:table-cell>
          <table:table-cell/>
          <table:table-cell office:value-type="float" office:value="18788" calcext:value-type="float">
            <text:p>18788</text:p>
          </table:table-cell>
          <table:table-cell table:formula="of:=[.H7]-[.H5]" office:value-type="float" office:value="7489" calcext:value-type="float">
            <text:p>7489</text:p>
          </table:table-cell>
          <table:table-cell/>
          <table:table-cell office:value-type="float" office:value="19054" calcext:value-type="float">
            <text:p>19054</text:p>
          </table:table-cell>
          <table:table-cell table:formula="of:=[.K7]-[.K5]" office:value-type="float" office:value="7599" calcext:value-type="float">
            <text:p>7599</text:p>
          </table:table-cell>
          <table:table-cell/>
          <table:table-cell office:value-type="float" office:value="19122" calcext:value-type="float">
            <text:p>19122</text:p>
          </table:table-cell>
          <table:table-cell table:formula="of:=[.N7]-[.N5]" office:value-type="float" office:value="7752" calcext:value-type="float">
            <text:p>7752</text:p>
          </table:table-cell>
          <table:table-cell/>
          <table:table-cell table:formula="of:=AVERAGE([.C7];[.F7];[.I7];[.L7];[.O7])" office:value-type="float" office:value="7582.8" calcext:value-type="float">
            <text:p>7582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35" calcext:value-type="float">
            <text:p>22835</text:p>
          </table:table-cell>
          <table:table-cell table:formula="of:=[.B8]-[.B6]" office:value-type="float" office:value="7658" calcext:value-type="float">
            <text:p>7658</text:p>
          </table:table-cell>
          <table:table-cell/>
          <table:table-cell office:value-type="float" office:value="22524" calcext:value-type="float">
            <text:p>22524</text:p>
          </table:table-cell>
          <table:table-cell table:formula="of:=[.E8]-[.E6]" office:value-type="float" office:value="7493" calcext:value-type="float">
            <text:p>7493</text:p>
          </table:table-cell>
          <table:table-cell/>
          <table:table-cell office:value-type="float" office:value="22567" calcext:value-type="float">
            <text:p>22567</text:p>
          </table:table-cell>
          <table:table-cell table:formula="of:=[.H8]-[.H6]" office:value-type="float" office:value="7577" calcext:value-type="float">
            <text:p>7577</text:p>
          </table:table-cell>
          <table:table-cell/>
          <table:table-cell office:value-type="float" office:value="22960" calcext:value-type="float">
            <text:p>22960</text:p>
          </table:table-cell>
          <table:table-cell table:formula="of:=[.K8]-[.K6]" office:value-type="float" office:value="7637" calcext:value-type="float">
            <text:p>7637</text:p>
          </table:table-cell>
          <table:table-cell/>
          <table:table-cell office:value-type="float" office:value="22960" calcext:value-type="float">
            <text:p>22960</text:p>
          </table:table-cell>
          <table:table-cell table:formula="of:=[.N8]-[.N6]" office:value-type="float" office:value="7691" calcext:value-type="float">
            <text:p>7691</text:p>
          </table:table-cell>
          <table:table-cell/>
          <table:table-cell table:formula="of:=AVERAGE([.C8];[.F8];[.I8];[.L8];[.O8])" office:value-type="float" office:value="7611.2" calcext:value-type="float">
            <text:p>761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645" calcext:value-type="float">
            <text:p>26645</text:p>
          </table:table-cell>
          <table:table-cell table:formula="of:=[.B9]-[.B7]" office:value-type="float" office:value="7624" calcext:value-type="float">
            <text:p>7624</text:p>
          </table:table-cell>
          <table:table-cell/>
          <table:table-cell office:value-type="float" office:value="26269" calcext:value-type="float">
            <text:p>26269</text:p>
          </table:table-cell>
          <table:table-cell table:formula="of:=[.E9]-[.E7]" office:value-type="float" office:value="7487" calcext:value-type="float">
            <text:p>7487</text:p>
          </table:table-cell>
          <table:table-cell/>
          <table:table-cell office:value-type="float" office:value="26248" calcext:value-type="float">
            <text:p>26248</text:p>
          </table:table-cell>
          <table:table-cell table:formula="of:=[.H9]-[.H7]" office:value-type="float" office:value="7460" calcext:value-type="float">
            <text:p>7460</text:p>
          </table:table-cell>
          <table:table-cell/>
          <table:table-cell office:value-type="float" office:value="26841" calcext:value-type="float">
            <text:p>26841</text:p>
          </table:table-cell>
          <table:table-cell table:formula="of:=[.K9]-[.K7]" office:value-type="float" office:value="7787" calcext:value-type="float">
            <text:p>7787</text:p>
          </table:table-cell>
          <table:table-cell/>
          <table:table-cell office:value-type="float" office:value="26829" calcext:value-type="float">
            <text:p>26829</text:p>
          </table:table-cell>
          <table:table-cell table:formula="of:=[.N9]-[.N7]" office:value-type="float" office:value="7707" calcext:value-type="float">
            <text:p>7707</text:p>
          </table:table-cell>
          <table:table-cell/>
          <table:table-cell table:formula="of:=AVERAGE([.C9];[.F9];[.I9];[.L9];[.O9])"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451" calcext:value-type="float">
            <text:p>30451</text:p>
          </table:table-cell>
          <table:table-cell table:formula="of:=[.B10]-[.B8]" office:value-type="float" office:value="7616" calcext:value-type="float">
            <text:p>7616</text:p>
          </table:table-cell>
          <table:table-cell/>
          <table:table-cell office:value-type="float" office:value="30021" calcext:value-type="float">
            <text:p>30021</text:p>
          </table:table-cell>
          <table:table-cell table:formula="of:=[.E10]-[.E8]" office:value-type="float" office:value="7497" calcext:value-type="float">
            <text:p>7497</text:p>
          </table:table-cell>
          <table:table-cell/>
          <table:table-cell office:value-type="float" office:value="30048" calcext:value-type="float">
            <text:p>30048</text:p>
          </table:table-cell>
          <table:table-cell table:formula="of:=[.H10]-[.H8]" office:value-type="float" office:value="7481" calcext:value-type="float">
            <text:p>7481</text:p>
          </table:table-cell>
          <table:table-cell/>
          <table:table-cell office:value-type="float" office:value="30653" calcext:value-type="float">
            <text:p>30653</text:p>
          </table:table-cell>
          <table:table-cell table:formula="of:=[.K10]-[.K8]" office:value-type="float" office:value="7693" calcext:value-type="float">
            <text:p>7693</text:p>
          </table:table-cell>
          <table:table-cell/>
          <table:table-cell office:value-type="float" office:value="30709" calcext:value-type="float">
            <text:p>30709</text:p>
          </table:table-cell>
          <table:table-cell table:formula="of:=[.N10]-[.N8]" office:value-type="float" office:value="7749" calcext:value-type="float">
            <text:p>7749</text:p>
          </table:table-cell>
          <table:table-cell/>
          <table:table-cell table:formula="of:=AVERAGE([.C10];[.F10];[.I10];[.L10];[.O10])" office:value-type="float" office:value="7607.2" calcext:value-type="float">
            <text:p>760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305" calcext:value-type="float">
            <text:p>34305</text:p>
          </table:table-cell>
          <table:table-cell table:formula="of:=[.B11]-[.B9]" office:value-type="float" office:value="7660" calcext:value-type="float">
            <text:p>7660</text:p>
          </table:table-cell>
          <table:table-cell/>
          <table:table-cell office:value-type="float" office:value="33705" calcext:value-type="float">
            <text:p>33705</text:p>
          </table:table-cell>
          <table:table-cell table:formula="of:=[.E11]-[.E9]" office:value-type="float" office:value="7436" calcext:value-type="float">
            <text:p>7436</text:p>
          </table:table-cell>
          <table:table-cell/>
          <table:table-cell office:value-type="float" office:value="33772" calcext:value-type="float">
            <text:p>33772</text:p>
          </table:table-cell>
          <table:table-cell table:formula="of:=[.H11]-[.H9]" office:value-type="float" office:value="7524" calcext:value-type="float">
            <text:p>7524</text:p>
          </table:table-cell>
          <table:table-cell/>
          <table:table-cell office:value-type="float" office:value="34532" calcext:value-type="float">
            <text:p>34532</text:p>
          </table:table-cell>
          <table:table-cell table:formula="of:=[.K11]-[.K9]" office:value-type="float" office:value="7691" calcext:value-type="float">
            <text:p>7691</text:p>
          </table:table-cell>
          <table:table-cell/>
          <table:table-cell office:value-type="float" office:value="34530" calcext:value-type="float">
            <text:p>34530</text:p>
          </table:table-cell>
          <table:table-cell table:formula="of:=[.N11]-[.N9]" office:value-type="float" office:value="7701" calcext:value-type="float">
            <text:p>7701</text:p>
          </table:table-cell>
          <table:table-cell/>
          <table:table-cell table:formula="of:=AVERAGE([.C11];[.F11];[.I11];[.L11];[.O11])" office:value-type="float" office:value="7602.4" calcext:value-type="float">
            <text:p>7602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94" calcext:value-type="float">
            <text:p>38094</text:p>
          </table:table-cell>
          <table:table-cell table:formula="of:=[.B12]-[.B10]" office:value-type="float" office:value="7643" calcext:value-type="float">
            <text:p>7643</text:p>
          </table:table-cell>
          <table:table-cell/>
          <table:table-cell office:value-type="float" office:value="37419" calcext:value-type="float">
            <text:p>37419</text:p>
          </table:table-cell>
          <table:table-cell table:formula="of:=[.E12]-[.E10]" office:value-type="float" office:value="7398" calcext:value-type="float">
            <text:p>7398</text:p>
          </table:table-cell>
          <table:table-cell/>
          <table:table-cell office:value-type="float" office:value="37495" calcext:value-type="float">
            <text:p>37495</text:p>
          </table:table-cell>
          <table:table-cell table:formula="of:=[.H12]-[.H10]" office:value-type="float" office:value="7447" calcext:value-type="float">
            <text:p>7447</text:p>
          </table:table-cell>
          <table:table-cell/>
          <table:table-cell office:value-type="float" office:value="38393" calcext:value-type="float">
            <text:p>38393</text:p>
          </table:table-cell>
          <table:table-cell table:formula="of:=[.K12]-[.K10]" office:value-type="float" office:value="7740" calcext:value-type="float">
            <text:p>7740</text:p>
          </table:table-cell>
          <table:table-cell/>
          <table:table-cell office:value-type="float" office:value="38381" calcext:value-type="float">
            <text:p>38381</text:p>
          </table:table-cell>
          <table:table-cell table:formula="of:=[.N12]-[.N10]" office:value-type="float" office:value="7672" calcext:value-type="float">
            <text:p>7672</text:p>
          </table:table-cell>
          <table:table-cell/>
          <table:table-cell table:formula="of:=AVERAGE([.C12];[.F12];[.I12];[.L12];[.O12])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891" calcext:value-type="float">
            <text:p>41891</text:p>
          </table:table-cell>
          <table:table-cell table:formula="of:=[.B13]-[.B11]" office:value-type="float" office:value="7586" calcext:value-type="float">
            <text:p>7586</text:p>
          </table:table-cell>
          <table:table-cell/>
          <table:table-cell office:value-type="float" office:value="41189" calcext:value-type="float">
            <text:p>41189</text:p>
          </table:table-cell>
          <table:table-cell table:formula="of:=[.E13]-[.E11]" office:value-type="float" office:value="7484" calcext:value-type="float">
            <text:p>7484</text:p>
          </table:table-cell>
          <table:table-cell/>
          <table:table-cell office:value-type="float" office:value="41280" calcext:value-type="float">
            <text:p>41280</text:p>
          </table:table-cell>
          <table:table-cell table:formula="of:=[.H13]-[.H11]" office:value-type="float" office:value="7508" calcext:value-type="float">
            <text:p>7508</text:p>
          </table:table-cell>
          <table:table-cell/>
          <table:table-cell office:value-type="float" office:value="42234" calcext:value-type="float">
            <text:p>42234</text:p>
          </table:table-cell>
          <table:table-cell table:formula="of:=[.K13]-[.K11]" office:value-type="float" office:value="7702" calcext:value-type="float">
            <text:p>7702</text:p>
          </table:table-cell>
          <table:table-cell/>
          <table:table-cell office:value-type="float" office:value="42233" calcext:value-type="float">
            <text:p>42233</text:p>
          </table:table-cell>
          <table:table-cell table:formula="of:=[.N13]-[.N11]" office:value-type="float" office:value="7703" calcext:value-type="float">
            <text:p>7703</text:p>
          </table:table-cell>
          <table:table-cell/>
          <table:table-cell table:formula="of:=AVERAGE([.C13];[.F13];[.I13];[.L13];[.O13])" office:value-type="float" office:value="7596.6" calcext:value-type="float">
            <text:p>7596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762" calcext:value-type="float">
            <text:p>45762</text:p>
          </table:table-cell>
          <table:table-cell table:formula="of:=[.B14]-[.B12]" office:value-type="float" office:value="7668" calcext:value-type="float">
            <text:p>7668</text:p>
          </table:table-cell>
          <table:table-cell/>
          <table:table-cell office:value-type="float" office:value="44884" calcext:value-type="float">
            <text:p>44884</text:p>
          </table:table-cell>
          <table:table-cell table:formula="of:=[.E14]-[.E12]" office:value-type="float" office:value="7465" calcext:value-type="float">
            <text:p>7465</text:p>
          </table:table-cell>
          <table:table-cell/>
          <table:table-cell office:value-type="float" office:value="45038" calcext:value-type="float">
            <text:p>45038</text:p>
          </table:table-cell>
          <table:table-cell table:formula="of:=[.H14]-[.H12]" office:value-type="float" office:value="7543" calcext:value-type="float">
            <text:p>7543</text:p>
          </table:table-cell>
          <table:table-cell/>
          <table:table-cell office:value-type="float" office:value="46138" calcext:value-type="float">
            <text:p>46138</text:p>
          </table:table-cell>
          <table:table-cell table:formula="of:=[.K14]-[.K12]" office:value-type="float" office:value="7745" calcext:value-type="float">
            <text:p>7745</text:p>
          </table:table-cell>
          <table:table-cell/>
          <table:table-cell office:value-type="float" office:value="46074" calcext:value-type="float">
            <text:p>46074</text:p>
          </table:table-cell>
          <table:table-cell table:formula="of:=[.N14]-[.N12]" office:value-type="float" office:value="7693" calcext:value-type="float">
            <text:p>7693</text:p>
          </table:table-cell>
          <table:table-cell/>
          <table:table-cell table:formula="of:=AVERAGE([.C14];[.F14];[.I14];[.L14];[.O14])" office:value-type="float" office:value="7622.8" calcext:value-type="float">
            <text:p>762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473" calcext:value-type="float">
            <text:p>49473</text:p>
          </table:table-cell>
          <table:table-cell table:formula="of:=[.B15]-[.B13]" office:value-type="float" office:value="7582" calcext:value-type="float">
            <text:p>7582</text:p>
          </table:table-cell>
          <table:table-cell/>
          <table:table-cell office:value-type="float" office:value="48627" calcext:value-type="float">
            <text:p>48627</text:p>
          </table:table-cell>
          <table:table-cell table:formula="of:=[.E15]-[.E13]" office:value-type="float" office:value="7438" calcext:value-type="float">
            <text:p>7438</text:p>
          </table:table-cell>
          <table:table-cell/>
          <table:table-cell office:value-type="float" office:value="48788" calcext:value-type="float">
            <text:p>48788</text:p>
          </table:table-cell>
          <table:table-cell table:formula="of:=[.H15]-[.H13]" office:value-type="float" office:value="7508" calcext:value-type="float">
            <text:p>7508</text:p>
          </table:table-cell>
          <table:table-cell/>
          <table:table-cell office:value-type="float" office:value="50051" calcext:value-type="float">
            <text:p>50051</text:p>
          </table:table-cell>
          <table:table-cell table:formula="of:=[.K15]-[.K13]" office:value-type="float" office:value="7817" calcext:value-type="float">
            <text:p>7817</text:p>
          </table:table-cell>
          <table:table-cell/>
          <table:table-cell office:value-type="float" office:value="49922" calcext:value-type="float">
            <text:p>49922</text:p>
          </table:table-cell>
          <table:table-cell table:formula="of:=[.N15]-[.N13]" office:value-type="float" office:value="7689" calcext:value-type="float">
            <text:p>7689</text:p>
          </table:table-cell>
          <table:table-cell/>
          <table:table-cell table:formula="of:=AVERAGE([.C15];[.F15];[.I15];[.L15];[.O15])" office:value-type="float" office:value="7606.8" calcext:value-type="float">
            <text:p>760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324" calcext:value-type="float">
            <text:p>53324</text:p>
          </table:table-cell>
          <table:table-cell table:formula="of:=[.B16]-[.B14]" office:value-type="float" office:value="7562" calcext:value-type="float">
            <text:p>7562</text:p>
          </table:table-cell>
          <table:table-cell/>
          <table:table-cell office:value-type="float" office:value="52433" calcext:value-type="float">
            <text:p>52433</text:p>
          </table:table-cell>
          <table:table-cell table:formula="of:=[.E16]-[.E14]" office:value-type="float" office:value="7549" calcext:value-type="float">
            <text:p>7549</text:p>
          </table:table-cell>
          <table:table-cell/>
          <table:table-cell office:value-type="float" office:value="52540" calcext:value-type="float">
            <text:p>52540</text:p>
          </table:table-cell>
          <table:table-cell table:formula="of:=[.H16]-[.H14]" office:value-type="float" office:value="7502" calcext:value-type="float">
            <text:p>7502</text:p>
          </table:table-cell>
          <table:table-cell/>
          <table:table-cell office:value-type="float" office:value="53869" calcext:value-type="float">
            <text:p>53869</text:p>
          </table:table-cell>
          <table:table-cell table:formula="of:=[.K16]-[.K14]" office:value-type="float" office:value="7731" calcext:value-type="float">
            <text:p>7731</text:p>
          </table:table-cell>
          <table:table-cell/>
          <table:table-cell office:value-type="float" office:value="53770" calcext:value-type="float">
            <text:p>53770</text:p>
          </table:table-cell>
          <table:table-cell table:formula="of:=[.N16]-[.N14]" office:value-type="float" office:value="7696" calcext:value-type="float">
            <text:p>7696</text:p>
          </table:table-cell>
          <table:table-cell/>
          <table:table-cell table:formula="of:=AVERAGE([.C16];[.F16];[.I16];[.L16];[.O16])"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07" calcext:value-type="float">
            <text:p>57107</text:p>
          </table:table-cell>
          <table:table-cell table:formula="of:=[.B17]-[.B15]" office:value-type="float" office:value="7634" calcext:value-type="float">
            <text:p>7634</text:p>
          </table:table-cell>
          <table:table-cell/>
          <table:table-cell office:value-type="float" office:value="56099" calcext:value-type="float">
            <text:p>56099</text:p>
          </table:table-cell>
          <table:table-cell table:formula="of:=[.E17]-[.E15]" office:value-type="float" office:value="7472" calcext:value-type="float">
            <text:p>7472</text:p>
          </table:table-cell>
          <table:table-cell/>
          <table:table-cell office:value-type="float" office:value="56316" calcext:value-type="float">
            <text:p>56316</text:p>
          </table:table-cell>
          <table:table-cell table:formula="of:=[.H17]-[.H15]" office:value-type="float" office:value="7528" calcext:value-type="float">
            <text:p>7528</text:p>
          </table:table-cell>
          <table:table-cell/>
          <table:table-cell office:value-type="float" office:value="57756" calcext:value-type="float">
            <text:p>57756</text:p>
          </table:table-cell>
          <table:table-cell table:formula="of:=[.K17]-[.K15]" office:value-type="float" office:value="7705" calcext:value-type="float">
            <text:p>7705</text:p>
          </table:table-cell>
          <table:table-cell/>
          <table:table-cell office:value-type="float" office:value="57572" calcext:value-type="float">
            <text:p>57572</text:p>
          </table:table-cell>
          <table:table-cell table:formula="of:=[.N17]-[.N15]" office:value-type="float" office:value="7650" calcext:value-type="float">
            <text:p>7650</text:p>
          </table:table-cell>
          <table:table-cell/>
          <table:table-cell table:formula="of:=AVERAGE([.C17];[.F17];[.I17];[.L17];[.O17])" office:value-type="float" office:value="7597.8" calcext:value-type="float">
            <text:p>7597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876" calcext:value-type="float">
            <text:p>60876</text:p>
          </table:table-cell>
          <table:table-cell table:formula="of:=[.B18]-[.B16]" office:value-type="float" office:value="7552" calcext:value-type="float">
            <text:p>7552</text:p>
          </table:table-cell>
          <table:table-cell/>
          <table:table-cell office:value-type="float" office:value="59844" calcext:value-type="float">
            <text:p>59844</text:p>
          </table:table-cell>
          <table:table-cell table:formula="of:=[.E18]-[.E16]" office:value-type="float" office:value="7411" calcext:value-type="float">
            <text:p>7411</text:p>
          </table:table-cell>
          <table:table-cell/>
          <table:table-cell office:value-type="float" office:value="60042" calcext:value-type="float">
            <text:p>60042</text:p>
          </table:table-cell>
          <table:table-cell table:formula="of:=[.H18]-[.H16]" office:value-type="float" office:value="7502" calcext:value-type="float">
            <text:p>7502</text:p>
          </table:table-cell>
          <table:table-cell/>
          <table:table-cell office:value-type="float" office:value="61634" calcext:value-type="float">
            <text:p>61634</text:p>
          </table:table-cell>
          <table:table-cell table:formula="of:=[.K18]-[.K16]" office:value-type="float" office:value="7765" calcext:value-type="float">
            <text:p>7765</text:p>
          </table:table-cell>
          <table:table-cell/>
          <table:table-cell office:value-type="float" office:value="61465" calcext:value-type="float">
            <text:p>61465</text:p>
          </table:table-cell>
          <table:table-cell table:formula="of:=[.N18]-[.N16]" office:value-type="float" office:value="7695" calcext:value-type="float">
            <text:p>7695</text:p>
          </table:table-cell>
          <table:table-cell/>
          <table:table-cell table:formula="of:=AVERAGE([.C18];[.F18];[.I18];[.L18];[.O18])"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667" calcext:value-type="float">
            <text:p>64667</text:p>
          </table:table-cell>
          <table:table-cell table:formula="of:=[.B19]-[.B17]" office:value-type="float" office:value="7560" calcext:value-type="float">
            <text:p>7560</text:p>
          </table:table-cell>
          <table:table-cell/>
          <table:table-cell office:value-type="float" office:value="63525" calcext:value-type="float">
            <text:p>63525</text:p>
          </table:table-cell>
          <table:table-cell table:formula="of:=[.E19]-[.E17]" office:value-type="float" office:value="7426" calcext:value-type="float">
            <text:p>7426</text:p>
          </table:table-cell>
          <table:table-cell/>
          <table:table-cell office:value-type="float" office:value="63823" calcext:value-type="float">
            <text:p>63823</text:p>
          </table:table-cell>
          <table:table-cell table:formula="of:=[.H19]-[.H17]" office:value-type="float" office:value="7507" calcext:value-type="float">
            <text:p>7507</text:p>
          </table:table-cell>
          <table:table-cell/>
          <table:table-cell office:value-type="float" office:value="65444" calcext:value-type="float">
            <text:p>65444</text:p>
          </table:table-cell>
          <table:table-cell table:formula="of:=[.K19]-[.K17]" office:value-type="float" office:value="7688" calcext:value-type="float">
            <text:p>7688</text:p>
          </table:table-cell>
          <table:table-cell/>
          <table:table-cell office:value-type="float" office:value="65278" calcext:value-type="float">
            <text:p>65278</text:p>
          </table:table-cell>
          <table:table-cell table:formula="of:=[.N19]-[.N17]" office:value-type="float" office:value="7706" calcext:value-type="float">
            <text:p>7706</text:p>
          </table:table-cell>
          <table:table-cell/>
          <table:table-cell table:formula="of:=AVERAGE([.C19];[.F19];[.I19];[.L19];[.O19])" office:value-type="float" office:value="7577.4" calcext:value-type="float">
            <text:p>7577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475" calcext:value-type="float">
            <text:p>68475</text:p>
          </table:table-cell>
          <table:table-cell table:formula="of:=[.B20]-[.B18]" office:value-type="float" office:value="7599" calcext:value-type="float">
            <text:p>7599</text:p>
          </table:table-cell>
          <table:table-cell/>
          <table:table-cell office:value-type="float" office:value="67223" calcext:value-type="float">
            <text:p>67223</text:p>
          </table:table-cell>
          <table:table-cell table:formula="of:=[.E20]-[.E18]" office:value-type="float" office:value="7379" calcext:value-type="float">
            <text:p>7379</text:p>
          </table:table-cell>
          <table:table-cell/>
          <table:table-cell office:value-type="float" office:value="67590" calcext:value-type="float">
            <text:p>67590</text:p>
          </table:table-cell>
          <table:table-cell table:formula="of:=[.H20]-[.H18]" office:value-type="float" office:value="7548" calcext:value-type="float">
            <text:p>7548</text:p>
          </table:table-cell>
          <table:table-cell/>
          <table:table-cell office:value-type="float" office:value="69347" calcext:value-type="float">
            <text:p>69347</text:p>
          </table:table-cell>
          <table:table-cell table:formula="of:=[.K20]-[.K18]" office:value-type="float" office:value="7713" calcext:value-type="float">
            <text:p>7713</text:p>
          </table:table-cell>
          <table:table-cell/>
          <table:table-cell office:value-type="float" office:value="69135" calcext:value-type="float">
            <text:p>69135</text:p>
          </table:table-cell>
          <table:table-cell table:formula="of:=[.N20]-[.N18]" office:value-type="float" office:value="7670" calcext:value-type="float">
            <text:p>7670</text:p>
          </table:table-cell>
          <table:table-cell/>
          <table:table-cell table:formula="of:=AVERAGE([.C20];[.F20];[.I20];[.L20];[.O20])" office:value-type="float" office:value="7581.8" calcext:value-type="float">
            <text:p>7581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2274" calcext:value-type="float">
            <text:p>72274</text:p>
          </table:table-cell>
          <table:table-cell table:formula="of:=[.B21]-[.B19]" office:value-type="float" office:value="7607" calcext:value-type="float">
            <text:p>7607</text:p>
          </table:table-cell>
          <table:table-cell/>
          <table:table-cell office:value-type="float" office:value="71008" calcext:value-type="float">
            <text:p>71008</text:p>
          </table:table-cell>
          <table:table-cell table:formula="of:=[.E21]-[.E19]" office:value-type="float" office:value="7483" calcext:value-type="float">
            <text:p>7483</text:p>
          </table:table-cell>
          <table:table-cell/>
          <table:table-cell office:value-type="float" office:value="71334" calcext:value-type="float">
            <text:p>71334</text:p>
          </table:table-cell>
          <table:table-cell table:formula="of:=[.H21]-[.H19]" office:value-type="float" office:value="7511" calcext:value-type="float">
            <text:p>7511</text:p>
          </table:table-cell>
          <table:table-cell/>
          <table:table-cell office:value-type="float" office:value="73221" calcext:value-type="float">
            <text:p>73221</text:p>
          </table:table-cell>
          <table:table-cell table:formula="of:=[.K21]-[.K19]" office:value-type="float" office:value="7777" calcext:value-type="float">
            <text:p>7777</text:p>
          </table:table-cell>
          <table:table-cell/>
          <table:table-cell office:value-type="float" office:value="72968" calcext:value-type="float">
            <text:p>72968</text:p>
          </table:table-cell>
          <table:table-cell table:formula="of:=[.N21]-[.N19]" office:value-type="float" office:value="7690" calcext:value-type="float">
            <text:p>7690</text:p>
          </table:table-cell>
          <table:table-cell/>
          <table:table-cell table:formula="of:=AVERAGE([.C21];[.F21];[.I21];[.L21];[.O21])" office:value-type="float" office:value="7613.6" calcext:value-type="float">
            <text:p>7613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084" calcext:value-type="float">
            <text:p>76084</text:p>
          </table:table-cell>
          <table:table-cell table:formula="of:=[.B22]-[.B20]" office:value-type="float" office:value="7609" calcext:value-type="float">
            <text:p>7609</text:p>
          </table:table-cell>
          <table:table-cell/>
          <table:table-cell office:value-type="float" office:value="74775" calcext:value-type="float">
            <text:p>74775</text:p>
          </table:table-cell>
          <table:table-cell table:formula="of:=[.E22]-[.E20]" office:value-type="float" office:value="7552" calcext:value-type="float">
            <text:p>7552</text:p>
          </table:table-cell>
          <table:table-cell/>
          <table:table-cell office:value-type="float" office:value="75116" calcext:value-type="float">
            <text:p>75116</text:p>
          </table:table-cell>
          <table:table-cell table:formula="of:=[.H22]-[.H20]" office:value-type="float" office:value="7526" calcext:value-type="float">
            <text:p>7526</text:p>
          </table:table-cell>
          <table:table-cell/>
          <table:table-cell office:value-type="float" office:value="77007" calcext:value-type="float">
            <text:p>77007</text:p>
          </table:table-cell>
          <table:table-cell table:formula="of:=[.K22]-[.K20]" office:value-type="float" office:value="7660" calcext:value-type="float">
            <text:p>7660</text:p>
          </table:table-cell>
          <table:table-cell/>
          <table:table-cell office:value-type="float" office:value="76816" calcext:value-type="float">
            <text:p>76816</text:p>
          </table:table-cell>
          <table:table-cell table:formula="of:=[.N22]-[.N20]" office:value-type="float" office:value="7681" calcext:value-type="float">
            <text:p>7681</text:p>
          </table:table-cell>
          <table:table-cell/>
          <table:table-cell table:formula="of:=AVERAGE([.C22];[.F22];[.I22];[.L22];[.O22])" office:value-type="float" office:value="7605.6" calcext:value-type="float">
            <text:p>7605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9899" calcext:value-type="float">
            <text:p>79899</text:p>
          </table:table-cell>
          <table:table-cell table:formula="of:=[.B23]-[.B21]" office:value-type="float" office:value="7625" calcext:value-type="float">
            <text:p>7625</text:p>
          </table:table-cell>
          <table:table-cell/>
          <table:table-cell office:value-type="float" office:value="78510" calcext:value-type="float">
            <text:p>78510</text:p>
          </table:table-cell>
          <table:table-cell table:formula="of:=[.E23]-[.E21]" office:value-type="float" office:value="7502" calcext:value-type="float">
            <text:p>7502</text:p>
          </table:table-cell>
          <table:table-cell/>
          <table:table-cell office:value-type="float" office:value="78898" calcext:value-type="float">
            <text:p>78898</text:p>
          </table:table-cell>
          <table:table-cell table:formula="of:=[.H23]-[.H21]" office:value-type="float" office:value="7564" calcext:value-type="float">
            <text:p>7564</text:p>
          </table:table-cell>
          <table:table-cell/>
          <table:table-cell office:value-type="float" office:value="80853" calcext:value-type="float">
            <text:p>80853</text:p>
          </table:table-cell>
          <table:table-cell table:formula="of:=[.K23]-[.K21]" office:value-type="float" office:value="7632" calcext:value-type="float">
            <text:p>7632</text:p>
          </table:table-cell>
          <table:table-cell/>
          <table:table-cell office:value-type="float" office:value="80659" calcext:value-type="float">
            <text:p>80659</text:p>
          </table:table-cell>
          <table:table-cell table:formula="of:=[.N23]-[.N21]" office:value-type="float" office:value="7691" calcext:value-type="float">
            <text:p>7691</text:p>
          </table:table-cell>
          <table:table-cell/>
          <table:table-cell table:formula="of:=AVERAGE([.C23];[.F23];[.I23];[.L23];[.O23])" office:value-type="float" office:value="7602.8" calcext:value-type="float">
            <text:p>7602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3701" calcext:value-type="float">
            <text:p>83701</text:p>
          </table:table-cell>
          <table:table-cell table:formula="of:=[.B24]-[.B22]" office:value-type="float" office:value="7617" calcext:value-type="float">
            <text:p>7617</text:p>
          </table:table-cell>
          <table:table-cell/>
          <table:table-cell office:value-type="float" office:value="82317" calcext:value-type="float">
            <text:p>82317</text:p>
          </table:table-cell>
          <table:table-cell table:formula="of:=[.E24]-[.E22]" office:value-type="float" office:value="7542" calcext:value-type="float">
            <text:p>7542</text:p>
          </table:table-cell>
          <table:table-cell/>
          <table:table-cell office:value-type="float" office:value="82637" calcext:value-type="float">
            <text:p>82637</text:p>
          </table:table-cell>
          <table:table-cell table:formula="of:=[.H24]-[.H22]" office:value-type="float" office:value="7521" calcext:value-type="float">
            <text:p>7521</text:p>
          </table:table-cell>
          <table:table-cell/>
          <table:table-cell office:value-type="float" office:value="84718" calcext:value-type="float">
            <text:p>84718</text:p>
          </table:table-cell>
          <table:table-cell table:formula="of:=[.K24]-[.K22]" office:value-type="float" office:value="7711" calcext:value-type="float">
            <text:p>7711</text:p>
          </table:table-cell>
          <table:table-cell/>
          <table:table-cell office:value-type="float" office:value="84533" calcext:value-type="float">
            <text:p>84533</text:p>
          </table:table-cell>
          <table:table-cell table:formula="of:=[.N24]-[.N22]" office:value-type="float" office:value="7717" calcext:value-type="float">
            <text:p>7717</text:p>
          </table:table-cell>
          <table:table-cell/>
          <table:table-cell table:formula="of:=AVERAGE([.C24];[.F24];[.I24];[.L24];[.O24])" office:value-type="float" office:value="7621.6" calcext:value-type="float">
            <text:p>7621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7484" calcext:value-type="float">
            <text:p>87484</text:p>
          </table:table-cell>
          <table:table-cell table:formula="of:=[.B25]-[.B23]" office:value-type="float" office:value="7585" calcext:value-type="float">
            <text:p>7585</text:p>
          </table:table-cell>
          <table:table-cell/>
          <table:table-cell office:value-type="float" office:value="86084" calcext:value-type="float">
            <text:p>86084</text:p>
          </table:table-cell>
          <table:table-cell table:formula="of:=[.E25]-[.E23]" office:value-type="float" office:value="7574" calcext:value-type="float">
            <text:p>7574</text:p>
          </table:table-cell>
          <table:table-cell/>
          <table:table-cell office:value-type="float" office:value="86419" calcext:value-type="float">
            <text:p>86419</text:p>
          </table:table-cell>
          <table:table-cell table:formula="of:=[.H25]-[.H23]" office:value-type="float" office:value="7521" calcext:value-type="float">
            <text:p>7521</text:p>
          </table:table-cell>
          <table:table-cell/>
          <table:table-cell office:value-type="float" office:value="88514" calcext:value-type="float">
            <text:p>88514</text:p>
          </table:table-cell>
          <table:table-cell table:formula="of:=[.K25]-[.K23]" office:value-type="float" office:value="7661" calcext:value-type="float">
            <text:p>7661</text:p>
          </table:table-cell>
          <table:table-cell/>
          <table:table-cell office:value-type="float" office:value="88398" calcext:value-type="float">
            <text:p>88398</text:p>
          </table:table-cell>
          <table:table-cell table:formula="of:=[.N25]-[.N23]" office:value-type="float" office:value="7739" calcext:value-type="float">
            <text:p>7739</text:p>
          </table:table-cell>
          <table:table-cell/>
          <table:table-cell table:formula="of:=AVERAGE([.C25];[.F25];[.I25];[.L25];[.O25])"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1302" calcext:value-type="float">
            <text:p>91302</text:p>
          </table:table-cell>
          <table:table-cell table:formula="of:=[.B26]-[.B24]" office:value-type="float" office:value="7601" calcext:value-type="float">
            <text:p>7601</text:p>
          </table:table-cell>
          <table:table-cell/>
          <table:table-cell office:value-type="float" office:value="89801" calcext:value-type="float">
            <text:p>89801</text:p>
          </table:table-cell>
          <table:table-cell table:formula="of:=[.E26]-[.E24]" office:value-type="float" office:value="7484" calcext:value-type="float">
            <text:p>7484</text:p>
          </table:table-cell>
          <table:table-cell/>
          <table:table-cell office:value-type="float" office:value="90213" calcext:value-type="float">
            <text:p>90213</text:p>
          </table:table-cell>
          <table:table-cell table:formula="of:=[.H26]-[.H24]" office:value-type="float" office:value="7576" calcext:value-type="float">
            <text:p>7576</text:p>
          </table:table-cell>
          <table:table-cell/>
          <table:table-cell office:value-type="float" office:value="92409" calcext:value-type="float">
            <text:p>92409</text:p>
          </table:table-cell>
          <table:table-cell table:formula="of:=[.K26]-[.K24]" office:value-type="float" office:value="7691" calcext:value-type="float">
            <text:p>7691</text:p>
          </table:table-cell>
          <table:table-cell/>
          <table:table-cell office:value-type="float" office:value="92140" calcext:value-type="float">
            <text:p>92140</text:p>
          </table:table-cell>
          <table:table-cell table:formula="of:=[.N26]-[.N24]" office:value-type="float" office:value="7607" calcext:value-type="float">
            <text:p>7607</text:p>
          </table:table-cell>
          <table:table-cell/>
          <table:table-cell table:formula="of:=AVERAGE([.C26];[.F26];[.I26];[.L26];[.O26])" office:value-type="float" office:value="7591.8" calcext:value-type="float">
            <text:p>7591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990" calcext:value-type="float">
            <text:p>94990</text:p>
          </table:table-cell>
          <table:table-cell table:formula="of:=[.B27]-[.B25]" office:value-type="float" office:value="7506" calcext:value-type="float">
            <text:p>7506</text:p>
          </table:table-cell>
          <table:table-cell/>
          <table:table-cell office:value-type="float" office:value="93559" calcext:value-type="float">
            <text:p>93559</text:p>
          </table:table-cell>
          <table:table-cell table:formula="of:=[.E27]-[.E25]" office:value-type="float" office:value="7475" calcext:value-type="float">
            <text:p>7475</text:p>
          </table:table-cell>
          <table:table-cell/>
          <table:table-cell office:value-type="float" office:value="93986" calcext:value-type="float">
            <text:p>93986</text:p>
          </table:table-cell>
          <table:table-cell table:formula="of:=[.H27]-[.H25]" office:value-type="float" office:value="7567" calcext:value-type="float">
            <text:p>7567</text:p>
          </table:table-cell>
          <table:table-cell/>
          <table:table-cell office:value-type="float" office:value="96323" calcext:value-type="float">
            <text:p>96323</text:p>
          </table:table-cell>
          <table:table-cell table:formula="of:=[.K27]-[.K25]" office:value-type="float" office:value="7809" calcext:value-type="float">
            <text:p>7809</text:p>
          </table:table-cell>
          <table:table-cell/>
          <table:table-cell office:value-type="float" office:value="96027" calcext:value-type="float">
            <text:p>96027</text:p>
          </table:table-cell>
          <table:table-cell table:formula="of:=[.N27]-[.N25]" office:value-type="float" office:value="7629" calcext:value-type="float">
            <text:p>7629</text:p>
          </table:table-cell>
          <table:table-cell/>
          <table:table-cell table:formula="of:=AVERAGE([.C27];[.F27];[.I27];[.L27];[.O27])" office:value-type="float" office:value="7597.2" calcext:value-type="float">
            <text:p>7597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8788" calcext:value-type="float">
            <text:p>98788</text:p>
          </table:table-cell>
          <table:table-cell table:formula="of:=[.B28]-[.B26]" office:value-type="float" office:value="7486" calcext:value-type="float">
            <text:p>7486</text:p>
          </table:table-cell>
          <table:table-cell/>
          <table:table-cell office:value-type="float" office:value="97353" calcext:value-type="float">
            <text:p>97353</text:p>
          </table:table-cell>
          <table:table-cell table:formula="of:=[.E28]-[.E26]" office:value-type="float" office:value="7552" calcext:value-type="float">
            <text:p>7552</text:p>
          </table:table-cell>
          <table:table-cell/>
          <table:table-cell office:value-type="float" office:value="97746" calcext:value-type="float">
            <text:p>97746</text:p>
          </table:table-cell>
          <table:table-cell table:formula="of:=[.H28]-[.H26]" office:value-type="float" office:value="7533" calcext:value-type="float">
            <text:p>7533</text:p>
          </table:table-cell>
          <table:table-cell/>
          <table:table-cell office:value-type="float" office:value="100134" calcext:value-type="float">
            <text:p>100134</text:p>
          </table:table-cell>
          <table:table-cell table:formula="of:=[.K28]-[.K26]" office:value-type="float" office:value="7725" calcext:value-type="float">
            <text:p>7725</text:p>
          </table:table-cell>
          <table:table-cell/>
          <table:table-cell office:value-type="float" office:value="99868" calcext:value-type="float">
            <text:p>99868</text:p>
          </table:table-cell>
          <table:table-cell table:formula="of:=[.N28]-[.N26]" office:value-type="float" office:value="7728" calcext:value-type="float">
            <text:p>7728</text:p>
          </table:table-cell>
          <table:table-cell/>
          <table:table-cell table:formula="of:=AVERAGE([.C28];[.F28];[.I28];[.L28];[.O28])" office:value-type="float" office:value="7604.8" calcext:value-type="float">
            <text:p>7604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2577" calcext:value-type="float">
            <text:p>102577</text:p>
          </table:table-cell>
          <table:table-cell table:formula="of:=[.B29]-[.B27]" office:value-type="float" office:value="7587" calcext:value-type="float">
            <text:p>7587</text:p>
          </table:table-cell>
          <table:table-cell/>
          <table:table-cell office:value-type="float" office:value="101071" calcext:value-type="float">
            <text:p>101071</text:p>
          </table:table-cell>
          <table:table-cell table:formula="of:=[.E29]-[.E27]" office:value-type="float" office:value="7512" calcext:value-type="float">
            <text:p>7512</text:p>
          </table:table-cell>
          <table:table-cell/>
          <table:table-cell office:value-type="float" office:value="101537" calcext:value-type="float">
            <text:p>101537</text:p>
          </table:table-cell>
          <table:table-cell table:formula="of:=[.H29]-[.H27]" office:value-type="float" office:value="7551" calcext:value-type="float">
            <text:p>7551</text:p>
          </table:table-cell>
          <table:table-cell/>
          <table:table-cell office:value-type="float" office:value="103978" calcext:value-type="float">
            <text:p>103978</text:p>
          </table:table-cell>
          <table:table-cell table:formula="of:=[.K29]-[.K27]" office:value-type="float" office:value="7655" calcext:value-type="float">
            <text:p>7655</text:p>
          </table:table-cell>
          <table:table-cell/>
          <table:table-cell office:value-type="float" office:value="103678" calcext:value-type="float">
            <text:p>103678</text:p>
          </table:table-cell>
          <table:table-cell table:formula="of:=[.N29]-[.N27]" office:value-type="float" office:value="7651" calcext:value-type="float">
            <text:p>7651</text:p>
          </table:table-cell>
          <table:table-cell/>
          <table:table-cell table:formula="of:=AVERAGE([.C29];[.F29];[.I29];[.L29];[.O29])" office:value-type="float" office:value="7591.2" calcext:value-type="float">
            <text:p>7591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6342" calcext:value-type="float">
            <text:p>106342</text:p>
          </table:table-cell>
          <table:table-cell table:formula="of:=[.B30]-[.B28]" office:value-type="float" office:value="7554" calcext:value-type="float">
            <text:p>7554</text:p>
          </table:table-cell>
          <table:table-cell/>
          <table:table-cell office:value-type="float" office:value="104884" calcext:value-type="float">
            <text:p>104884</text:p>
          </table:table-cell>
          <table:table-cell table:formula="of:=[.E30]-[.E28]" office:value-type="float" office:value="7531" calcext:value-type="float">
            <text:p>7531</text:p>
          </table:table-cell>
          <table:table-cell/>
          <table:table-cell office:value-type="float" office:value="105166" calcext:value-type="float">
            <text:p>105166</text:p>
          </table:table-cell>
          <table:table-cell table:formula="of:=[.H30]-[.H28]" office:value-type="float" office:value="7420" calcext:value-type="float">
            <text:p>7420</text:p>
          </table:table-cell>
          <table:table-cell/>
          <table:table-cell office:value-type="float" office:value="107762" calcext:value-type="float">
            <text:p>107762</text:p>
          </table:table-cell>
          <table:table-cell table:formula="of:=[.K30]-[.K28]" office:value-type="float" office:value="7628" calcext:value-type="float">
            <text:p>7628</text:p>
          </table:table-cell>
          <table:table-cell/>
          <table:table-cell office:value-type="float" office:value="107550" calcext:value-type="float">
            <text:p>107550</text:p>
          </table:table-cell>
          <table:table-cell table:formula="of:=[.N30]-[.N28]" office:value-type="float" office:value="7682" calcext:value-type="float">
            <text:p>7682</text:p>
          </table:table-cell>
          <table:table-cell/>
          <table:table-cell table:formula="of:=AVERAGE([.C30];[.F30];[.I30];[.L30];[.O30])" office:value-type="float" office:value="7563" calcext:value-type="float">
            <text:p>75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0116" calcext:value-type="float">
            <text:p>110116</text:p>
          </table:table-cell>
          <table:table-cell table:formula="of:=[.B31]-[.B29]" office:value-type="float" office:value="7539" calcext:value-type="float">
            <text:p>7539</text:p>
          </table:table-cell>
          <table:table-cell/>
          <table:table-cell office:value-type="float" office:value="108631" calcext:value-type="float">
            <text:p>108631</text:p>
          </table:table-cell>
          <table:table-cell table:formula="of:=[.E31]-[.E29]" office:value-type="float" office:value="7560" calcext:value-type="float">
            <text:p>7560</text:p>
          </table:table-cell>
          <table:table-cell/>
          <table:table-cell office:value-type="float" office:value="108931" calcext:value-type="float">
            <text:p>108931</text:p>
          </table:table-cell>
          <table:table-cell table:formula="of:=[.H31]-[.H29]" office:value-type="float" office:value="7394" calcext:value-type="float">
            <text:p>7394</text:p>
          </table:table-cell>
          <table:table-cell/>
          <table:table-cell office:value-type="float" office:value="111500" calcext:value-type="float">
            <text:p>111500</text:p>
          </table:table-cell>
          <table:table-cell table:formula="of:=[.K31]-[.K29]" office:value-type="float" office:value="7522" calcext:value-type="float">
            <text:p>7522</text:p>
          </table:table-cell>
          <table:table-cell/>
          <table:table-cell office:value-type="float" office:value="111399" calcext:value-type="float">
            <text:p>111399</text:p>
          </table:table-cell>
          <table:table-cell table:formula="of:=[.N31]-[.N29]" office:value-type="float" office:value="7721" calcext:value-type="float">
            <text:p>7721</text:p>
          </table:table-cell>
          <table:table-cell/>
          <table:table-cell table:formula="of:=AVERAGE([.C31];[.F31];[.I31];[.L31];[.O31])" office:value-type="float" office:value="7547.2" calcext:value-type="float">
            <text:p>7547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3714" calcext:value-type="float">
            <text:p>113714</text:p>
          </table:table-cell>
          <table:table-cell table:formula="of:=[.B32]-[.B31]" office:value-type="float" office:value="3598" calcext:value-type="float">
            <text:p>3598</text:p>
          </table:table-cell>
          <table:table-cell/>
          <table:table-cell office:value-type="float" office:value="112162" calcext:value-type="float">
            <text:p>112162</text:p>
          </table:table-cell>
          <table:table-cell table:formula="of:=[.E32]-[.E31]" office:value-type="float" office:value="3531" calcext:value-type="float">
            <text:p>3531</text:p>
          </table:table-cell>
          <table:table-cell/>
          <table:table-cell office:value-type="float" office:value="112527" calcext:value-type="float">
            <text:p>112527</text:p>
          </table:table-cell>
          <table:table-cell table:formula="of:=[.H32]-[.H31]" office:value-type="float" office:value="3596" calcext:value-type="float">
            <text:p>3596</text:p>
          </table:table-cell>
          <table:table-cell/>
          <table:table-cell office:value-type="float" office:value="115062" calcext:value-type="float">
            <text:p>115062</text:p>
          </table:table-cell>
          <table:table-cell table:formula="of:=[.K32]-[.K31]" office:value-type="float" office:value="3562" calcext:value-type="float">
            <text:p>3562</text:p>
          </table:table-cell>
          <table:table-cell/>
          <table:table-cell office:value-type="float" office:value="115012" calcext:value-type="float">
            <text:p>115012</text:p>
          </table:table-cell>
          <table:table-cell table:formula="of:=[.N32]-[.N31]" office:value-type="float" office:value="3613" calcext:value-type="float">
            <text:p>3613</text:p>
          </table:table-cell>
          <table:table-cell/>
          <table:table-cell table:formula="of:=AVERAGE([.C32];[.F32];[.I32];[.L32];[.O32])" office:value-type="float" office:value="3580" calcext:value-type="float">
            <text:p>358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ed 's/^.\{10\}//g' report_*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 -in 's/^.\{10\}//g' report_* 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19:35:11.079733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5:55:00.063247043</meta:creation-date>
    <meta:generator>LibreOffice/4.2.7.2$Linux_X86_64 LibreOffice_project/420m0$Build-2</meta:generator>
    <dc:date>2015-01-03T19:43:55.045503875</dc:date>
    <meta:editing-duration>PT4M51S</meta:editing-duration>
    <meta:editing-cycles>3</meta:editing-cycles>
    <meta:document-statistic meta:table-count="3" meta:cell-count="4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4'.A1:'Perfcake 4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4'.B1:'Perfcake 4'.B1" chart:label-cell-address="'Perfcake 4'.A1:'Perfcake 4'.A1" chart:class="chart:bar">
            <chart:data-point/>
          </chart:series>
          <chart:series chart:style-name="ch10" chart:values-cell-range-address="'Perfcake 4'.B2:'Perfcake 4'.B2" chart:label-cell-address="'Perfcake 4'.A2:'Perfcake 4'.A2" chart:class="chart:bar">
            <chart:data-point/>
          </chart:series>
          <chart:series chart:style-name="ch11" chart:values-cell-range-address="'Perfcake 4'.B3:'Perfcake 4'.B3" chart:label-cell-address="'Perfcake 4'.A3:'Perfcake 4'.A3" chart:class="chart:bar">
            <chart:data-point/>
          </chart:series>
          <chart:series chart:style-name="ch12" chart:values-cell-range-address="'Perfcake 4'.B4:'Perfcake 4'.B4" chart:label-cell-address="'Perfcake 4'.A4:'Perfcake 4'.A4" chart:class="chart:bar">
            <chart:data-point/>
          </chart:series>
          <chart:series chart:style-name="ch13" chart:values-cell-range-address="'Perfcake 4'.B5:'Perfcake 4'.B5" chart:label-cell-address="'Perfcake 4'.A5:'Perfcake 4'.A5" chart:class="chart:bar">
            <chart:data-point/>
          </chart:series>
          <chart:series chart:style-name="ch14" chart:values-cell-range-address="'Perfcake 4'.B6:'Perfcake 4'.B6" chart:label-cell-address="'Perfcake 4'.A6:'Perfcake 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4'.A1:'Perfcake 4'.A1</svg:desc>
                </draw:g>
              </table:table-cell>
              <table:table-cell office:value-type="float" office:value="113714">
                <text:p>113714</text:p>
                <draw:g>
                  <svg:desc>'Perfcake 4'.B1:'Perfcake 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4'.A2:'Perfcake 4'.A2</svg:desc>
                </draw:g>
              </table:table-cell>
              <table:table-cell office:value-type="float" office:value="112162">
                <text:p>112162</text:p>
                <draw:g>
                  <svg:desc>'Perfcake 4'.B2:'Perfcake 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4'.A3:'Perfcake 4'.A3</svg:desc>
                </draw:g>
              </table:table-cell>
              <table:table-cell office:value-type="float" office:value="112527">
                <text:p>112527</text:p>
                <draw:g>
                  <svg:desc>'Perfcake 4'.B3:'Perfcake 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4'.A4:'Perfcake 4'.A4</svg:desc>
                </draw:g>
              </table:table-cell>
              <table:table-cell office:value-type="float" office:value="115062">
                <text:p>115062</text:p>
                <draw:g>
                  <svg:desc>'Perfcake 4'.B4:'Perfcake 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4'.A5:'Perfcake 4'.A5</svg:desc>
                </draw:g>
              </table:table-cell>
              <table:table-cell office:value-type="float" office:value="115012">
                <text:p>115012</text:p>
                <draw:g>
                  <svg:desc>'Perfcake 4'.B5:'Perfcake 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4'.A6:'Perfcake 4'.A6</svg:desc>
                </draw:g>
              </table:table-cell>
              <table:table-cell office:value-type="float" office:value="113695.4">
                <text:p>113695.4</text:p>
                <draw:g>
                  <svg:desc>'Perfcake 4'.B6:'Perfcake 4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4 distr'.A2:'Perfcake 4 distr'.A32 'Perfcake 4 distr'.Q2:'Perfcake 4 distr'.Q32" chart:data-source-has-labels="column" svg:x="1.813cm" svg:y="0.203cm" svg:width="20.591cm" svg:height="8.429cm">
          <chartooo:coordinate-region svg:x="2.805cm" svg:y="0.403cm" svg:width="19.32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4 distr'.A2:'Perfcake 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4 distr'.Q2:'Perfcake 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4 distr'.A2:'Perfcake 4 distr'.A32</svg:desc>
                </draw:g>
              </table:table-cell>
              <table:table-cell office:value-type="float" office:value="0">
                <text:p>0</text:p>
                <draw:g>
                  <svg:desc>'Perfcake 4 distr'.Q2:'Perfcake 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30.6">
                <text:p>383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582.8">
                <text:p>7582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11.2">
                <text:p>7611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07.2">
                <text:p>7607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602.4">
                <text:p>7602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596.6">
                <text:p>7596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622.8">
                <text:p>762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606.8">
                <text:p>760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97.8">
                <text:p>7597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577.4">
                <text:p>7577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581.8">
                <text:p>7581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613.6">
                <text:p>7613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605.6">
                <text:p>7605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602.8">
                <text:p>7602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621.6">
                <text:p>7621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591.8">
                <text:p>7591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597.2">
                <text:p>7597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604.8">
                <text:p>7604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591.2">
                <text:p>7591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547.2">
                <text:p>7547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80">
                <text:p>35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4'.A1:'JMeter 4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4'.B1:'JMeter 4'.B1" chart:label-cell-address="'JMeter 4'.A1:'JMeter 4'.A1" chart:class="chart:bar">
            <chart:data-point/>
          </chart:series>
          <chart:series chart:style-name="ch10" chart:values-cell-range-address="'JMeter 4'.B2:'JMeter 4'.B2" chart:label-cell-address="'JMeter 4'.A2:'JMeter 4'.A2" chart:class="chart:bar">
            <chart:data-point/>
          </chart:series>
          <chart:series chart:style-name="ch11" chart:values-cell-range-address="'JMeter 4'.B3:'JMeter 4'.B3" chart:label-cell-address="'JMeter 4'.A3:'JMeter 4'.A3" chart:class="chart:bar">
            <chart:data-point/>
          </chart:series>
          <chart:series chart:style-name="ch12" chart:values-cell-range-address="'JMeter 4'.B4:'JMeter 4'.B4" chart:label-cell-address="'JMeter 4'.A4:'JMeter 4'.A4" chart:class="chart:bar">
            <chart:data-point/>
          </chart:series>
          <chart:series chart:style-name="ch13" chart:values-cell-range-address="'JMeter 4'.B5:'JMeter 4'.B5" chart:label-cell-address="'JMeter 4'.A5:'JMeter 4'.A5" chart:class="chart:bar">
            <chart:data-point/>
          </chart:series>
          <chart:series chart:style-name="ch14" chart:values-cell-range-address="'JMeter 4'.B6:'JMeter 4'.B6" chart:label-cell-address="'JMeter 4'.A6:'JMeter 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4'.A1:'JMeter 4'.A1</svg:desc>
                </draw:g>
              </table:table-cell>
              <table:table-cell office:value-type="float" office:value="113729">
                <text:p>113729</text:p>
                <draw:g>
                  <svg:desc>'JMeter 4'.B1:'JMeter 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4'.A2:'JMeter 4'.A2</svg:desc>
                </draw:g>
              </table:table-cell>
              <table:table-cell office:value-type="float" office:value="116433">
                <text:p>116433</text:p>
                <draw:g>
                  <svg:desc>'JMeter 4'.B2:'JMeter 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4'.A3:'JMeter 4'.A3</svg:desc>
                </draw:g>
              </table:table-cell>
              <table:table-cell office:value-type="float" office:value="113632">
                <text:p>113632</text:p>
                <draw:g>
                  <svg:desc>'JMeter 4'.B3:'JMeter 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4'.A4:'JMeter 4'.A4</svg:desc>
                </draw:g>
              </table:table-cell>
              <table:table-cell office:value-type="float" office:value="114521">
                <text:p>114521</text:p>
                <draw:g>
                  <svg:desc>'JMeter 4'.B4:'JMeter 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4'.A5:'JMeter 4'.A5</svg:desc>
                </draw:g>
              </table:table-cell>
              <table:table-cell office:value-type="float" office:value="114332">
                <text:p>114332</text:p>
                <draw:g>
                  <svg:desc>'JMeter 4'.B5:'JMeter 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4'.A6:'JMeter 4'.A6</svg:desc>
                </draw:g>
              </table:table-cell>
              <table:table-cell office:value-type="float" office:value="114529.4">
                <text:p>114529.4</text:p>
                <draw:g>
                  <svg:desc>'JMeter 4'.B6:'JMeter 4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